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D05AD85D.png"/>
  <manifest:file-entry manifest:media-type="image/png" manifest:full-path="Pictures/1000020100000780000004382F7F123A.png"/>
  <manifest:file-entry manifest:media-type="image/png" manifest:full-path="Pictures/100002010000078000000438E1CD92CE.png"/>
  <manifest:file-entry manifest:media-type="image/png" manifest:full-path="Pictures/1000020100000780000004384DD8CBC7.png"/>
  <manifest:file-entry manifest:media-type="image/png" manifest:full-path="Pictures/1000020100000780000004387D6A99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62cm" draw:z-index="0"><draw:image xlink:href="Pictures/100002010000078000000438D05AD85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5" text:anchor-type="paragraph" svg:width="17cm" svg:height="9.562cm" draw:z-index="4"><draw:image xlink:href="Pictures/1000020100000780000004387D6A992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17cm" svg:height="9.562cm" draw:z-index="1"><draw:image xlink:href="Pictures/100002010000078000000438E1CD92C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7cm" svg:height="9.562cm" draw:z-index="2"><draw:image xlink:href="Pictures/1000020100000780000004384DD8CB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7cm" svg:height="9.562cm" draw:z-index="3"><draw:image xlink:href="Pictures/1000020100000780000004382F7F123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1T16:56:50.74</meta:creation-date>
    <meta:document-statistic meta:table-count="0" meta:image-count="5" meta:object-count="0" meta:page-count="3" meta:paragraph-count="0" meta:word-count="0" meta:character-count="0"/>
    <dc:date>2022-11-21T17:00:26.03</dc:date>
    <meta:editing-duration>PT3M35S</meta:editing-duration>
    <meta:editing-cycles>1</meta:editing-cycles>
    <meta:generator>OpenOffice/4.1.10$Win32 OpenOffice.org_project/4110m2$Build-9807</meta:generator>
  </office:meta>
</office:document-meta>
</file>